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000000" loext:opacity="100%" style:font-name="Liberation Serif" fo:font-size="14pt" fo:font-weight="bold" officeooo:rsid="0012b608" officeooo:paragraph-rsid="00155a73" fo:background-color="transparent" style:font-size-asian="14pt" style:font-size-complex="14pt" loext:padding="0in" loext:border="none"/>
    </style:style>
    <style:style style:name="P2" style:family="paragraph" style:parent-style-name="Horizontal_20_Line">
      <style:text-properties fo:color="#000000" loext:opacity="100%" style:font-name="Liberation Serif" officeooo:paragraph-rsid="00155a73" fo:background-color="transparent"/>
    </style:style>
    <style:style style:name="P3" style:family="paragraph" style:parent-style-name="Heading_20_4">
      <style:text-properties fo:color="#000000" loext:opacity="100%" style:font-name="Liberation Serif" officeooo:paragraph-rsid="00155a73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Liberation Serif" officeooo:paragraph-rsid="00155a73" fo:background-color="transparen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Liberation Serif" officeooo:paragraph-rsid="001b6a47" fo:background-color="transparen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Liberation Serif" officeooo:paragraph-rsid="001aa537" fo:background-color="transparen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Liberation Serif" fo:font-style="italic" officeooo:paragraph-rsid="001aa537" fo:background-color="transparen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Liberation Serif" fo:font-style="italic" officeooo:paragraph-rsid="001b6a47" fo:background-color="transparen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loext:opacity="100%" style:text-line-through-style="none" style:text-line-through-type="none" style:font-name="Liberation Serif" style:text-underline-style="none" officeooo:paragraph-rsid="001b6a47" style:text-blinking="false" fo:background-color="transparent"/>
    </style:style>
    <style:style style:name="P10" style:family="paragraph" style:parent-style-name="Horizontal_20_Line">
      <style:text-properties style:font-name="Liberation Serif" officeooo:paragraph-rsid="00155a73"/>
    </style:style>
    <style:style style:name="P11" style:family="paragraph" style:parent-style-name="Standard">
      <style:text-properties style:font-name="Liberation Serif" fo:font-weight="bold" officeooo:paragraph-rsid="001b6a47" style:font-weight-asian="bold" style:font-weight-complex="bold"/>
    </style:style>
    <style:style style:name="P12" style:family="paragraph" style:parent-style-name="Standard">
      <style:text-properties style:font-name="Liberation Serif" officeooo:paragraph-rsid="001b6a47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iberation Serif" officeooo:paragraph-rsid="00155a73" fo:background-color="transparent"/>
    </style:style>
    <style:style style:name="P14" style:family="paragraph" style:parent-style-name="Text_20_body" style:list-style-name="L1">
      <style:paragraph-properties fo:margin-left="0in" fo:margin-right="0in" fo:text-indent="0in" style:auto-text-indent="false"/>
      <style:text-properties fo:color="#000000" loext:opacity="100%" style:font-name="Liberation Serif" officeooo:paragraph-rsid="00155a73" fo:background-color="transparent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iberation Serif" officeooo:paragraph-rsid="00155a73" fo:background-color="transparent"/>
    </style:style>
    <style:style style:name="T1" style:family="text">
      <style:text-properties fo:font-style="italic"/>
    </style:style>
    <style:style style:name="T2" style:family="text">
      <style:text-properties officeooo:rsid="00155a73"/>
    </style:style>
    <style:style style:name="T3" style:family="text">
      <style:text-properties officeooo:rsid="00169e91"/>
    </style:style>
    <style:style style:name="T4" style:family="text">
      <style:text-properties officeooo:rsid="001467bd"/>
    </style:style>
    <style:style style:name="T5" style:family="text">
      <style:text-properties style:text-line-through-style="none" style:text-line-through-type="none" style:text-underline-style="none" style:text-blinking="false"/>
    </style:style>
    <style:style style:name="T6" style:family="text">
      <style:text-properties officeooo:rsid="001d345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Yabsera Bogale Software Developer</text:h>
      <text:h text:style-name="P3" text:outline-level="4">Education</text:h>
      <text:p text:style-name="P2"/>
      <text:p text:style-name="P6">2021 - 2025 Bachelor of Computer Science, St.Mary's University </text:p>
      <text:p text:style-name="P7">C.G.P.A: 3.<text:span text:style-name="T6">69</text:span></text:p>
      <text:h text:style-name="P3" text:outline-level="4">Personal Info</text:h>
      <text:p text:style-name="P2"/>
      <text:p text:style-name="P4">Experienced Software Developer with a strong foundation in Programming and Building application. Proficient in Python, Javascript and Dotnet, with practical experience in building automation tools, including bots that integrate with platforms like Telegram. </text:p>
      <text:p text:style-name="P4">Passionate about developing secure and efficient solutions, with a proven track record in implementing features that optimize user experience and system performance. </text:p>
      <text:p text:style-name="P4">Skilled in <text:span text:style-name="T2">communication</text:span>, applying problem-solving skills, and staying updated with the latest tech trends. </text:p>
      <text:h text:style-name="P3" text:outline-level="4">Skills</text:h>
      <text:p text:style-name="P2"/>
      <text:list text:style-name="L1">
        <text:list-header>
          <text:p text:style-name="P13">Python <text:tab/> <text:s/>HTML And CSS </text:p>
          <text:p text:style-name="P13">JavaScript <text:s text:c="8"/>Node and Flask </text:p>
          <text:p text:style-name="P13">Java <text:s text:c="17"/>Linux <text:span text:style-name="T3">and Git</text:span></text:p>
          <text:p text:style-name="P14">Dotnet <text:s text:c="13"/>MySQL And PostgreSQL </text:p>
        </text:list-header>
      </text:list>
      <text:h text:style-name="P3" text:outline-level="4">Experience </text:h>
      <text:p text:style-name="P10"/>
      <text:p text:style-name="P11">Inter<text:span text:style-name="T4">n</text:span> Junior Software Developer FriEL Ethiopia Jan 2024 – Present</text:p>
      <text:p text:style-name="P12"/>
      <text:p text:style-name="P12">Developing many system for making the production and processing of agr-products easy. Currently</text:p>
      <text:p text:style-name="P8">building a system where it makes the process of handing vehicle easy for the drivers and mechanic.</text:p>
      <text:p text:style-name="P5"><text:span text:style-name="T1"/></text:p>
      <text:p text:style-name="P11">Exhibition Organizer For Faculty Of Informatics St.Mary’s May 15-17 2024</text:p>
      <text:p text:style-name="P12"/>
      <text:p text:style-name="P12">As an exhibition organizer, I was in planning and executing events that showcase ideas,</text:p>
      <text:p text:style-name="P9">innovations, and products with other members.</text:p>
      <text:p text:style-name="P5"><text:span text:style-name="T5"/></text:p>
      <text:p text:style-name="P11">Presenter At Exhibition For Faculty Of Informatics St.Mary’s May 29-31 2023</text:p>
      <text:p text:style-name="P12"/>
      <text:p text:style-name="P12">Presented at The exhibition project that was made with other member that helped Patient to find</text:p>
      <text:p text:style-name="P12">Nurse, for their care taking.</text:p>
      <text:h text:style-name="P3" text:outline-level="4">Contact</text:h>
      <text:p text:style-name="P2"/>
      <text:list text:style-name="L2">
        <text:list-header>
          <text:p text:style-name="P15">Email: yabserapython@gmail <text:s/><text:tab/><text:tab/>Phone number: +251920201161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49:58.616824336</meta:creation-date>
    <dc:date>2025-06-12T19:14:18.004200637</dc:date>
    <meta:editing-duration>PT17M31S</meta:editing-duration>
    <meta:editing-cycles>9</meta:editing-cycles>
    <meta:generator>LibreOffice/24.2.7.2$Linux_X86_64 LibreOffice_project/420$Build-2</meta:generator>
    <meta:print-date>2024-11-13T13:04:38.888446975</meta:print-date>
    <meta:printed-by>PDF files</meta:printed-by>
    <meta:document-statistic meta:table-count="0" meta:image-count="0" meta:object-count="0" meta:page-count="1" meta:paragraph-count="25" meta:word-count="217" meta:character-count="1545" meta:non-whitespace-character-count="1304"/>
  </office:meta>
</office:document-meta>
</file>